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80"/>
    </style:style>
    <style:style style:name="T5" style:family="text">
      <style:text-properties fo:color="#800080" style:font-name="Verdana1" fo:font-weight="bold"/>
    </style:style>
    <style:style style:name="T6" style:family="text">
      <style:text-properties fo:color="#000066" style:font-name="Verdana1"/>
    </style:style>
    <style:style style:name="T7" style:family="text">
      <style:text-properties fo:color="#000066" style:font-name="Verdana1" fo:font-weight="bold"/>
    </style:style>
    <style:style style:name="T8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9" style:family="text">
      <style:text-properties fo:color="#660066" style:font-name="Verdana1"/>
    </style:style>
    <style:style style:name="T10" style:family="text">
      <style:text-properties fo:color="#660066" style:font-name="Verdana1"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hinese Pork over Rice</text:span> (crockpot)<text:line-break/>Crystal Miller<text:line-break/><text:line-break/>2 lbs lean pork roast, cut in small pieces – I buy these at Costco and they come 3 2-lb roasts to a package. The cost per roast is usually $2.<text:line-break/>¼ cup brown sugar<text:line-break/>1 t ginger<text:line-break/>½ cup soy sauce<text:line-break/>¼ cup ketchup<text:line-break/>1 t. salt<text:line-break/>pepper, to taste<text:line-break/><text:line-break/><text:line-break/>Place your meat (that has been cut into small pieces) in a crockpot. In a small bowl mix the remaining ingredients. Pour this over the meat and stir to mix. Cook on low for 6 hours. Serve this over hot cooked brown ri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0:13.4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01" meta:character-count="502"/>
  </office:meta>
</office:document-meta>
</file>